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Inter" fo:font-size="10.5pt"/>
    </style:style>
    <style:style style:name="P3" style:family="paragraph" style:parent-style-name="Standard">
      <style:paragraph-properties fo:margin-left="0cm" fo:margin-right="0.132cm" fo:margin-top="0cm" fo:margin-bottom="0cm" fo:text-indent="0cm" style:auto-text-indent="false" fo:padding="0cm" fo:border="none"/>
      <style:text-properties style:font-name="Inter" fo:font-size="10.5pt"/>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style>
    <style:style style:name="P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6"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7"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8"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text-properties fo:letter-spacing="normal"/>
    </style:style>
    <style:style style:name="P11"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12"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3"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4"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5"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16"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T1" style:family="text">
      <style:text-properties style:font-name="Inter" fo:font-size="10.5pt" fo:letter-spacing="normal" fo:font-weight="normal"/>
    </style:style>
    <style:style style:name="T2"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3911">
        <text:p text:style-name="P4"><text:span text:style-name="Strong_20_Emphasis"><text:span text:style-name="T1">EDR is able to respond to recognized threats automatically</text:span></text:span></text:p>
        <text:list xml:id="list5244032169145116020" text:style-name="L1">
          <text:list-item>
            <text:p text:style-name="P5">True<text:tab/><text:tab/><text:tab/><text:tab/><text:span text:style-name="T2">rigth</text:span></text:p>
            <text:p text:style-name="P12">Comments: EDR can respond to recognized threats automatically, depending on defined response plans, eliminate or restrict them, and alert the security analysts.</text:p>
          </text:list-item>
          <text:list-item>
            <text:p text:style-name="P5">False</text:p>
          </text:list-item>
        </text:list>
        <text:p text:style-name="P11">Score: 0.30</text:p>
      </text:section>
      <text:section text:style-name="Sect1" text:name="3912">
        <text:p text:style-name="P3">2)</text:p>
        <text:p text:style-name="P4"><text:span text:style-name="Strong_20_Emphasis"><text:span text:style-name="T1">EDR is a security solution that combines multiple security mechanisms such as Firewall, SIEM, and Antivirus.</text:span></text:span></text:p>
        <text:p text:style-name="P10"> </text:p>
        <text:list xml:id="list8985784559509536344" text:style-name="L2">
          <text:list-item>
            <text:p text:style-name="P6">True</text:p>
          </text:list-item>
          <text:list-item>
            <text:p text:style-name="P6">False<text:tab/><text:tab/><text:tab/><text:tab/><text:tab/><text:tab/>r<text:span text:style-name="T2">igth</text:span></text:p>
            <text:p text:style-name="P13">Comments: EDR is a security mechanism that monitors and responds to threats on endpoints in real-time. This solution integrates a real-time monitoring system and endpoint data collection with rules-based automated response and analysis.</text:p>
          </text:list-item>
        </text:list>
        <text:p text:style-name="P11">Score: 0.30</text:p>
      </text:section>
      <text:section text:style-name="Sect1" text:name="3913">
        <text:p text:style-name="P3">3)</text:p>
        <text:p text:style-name="P4"><text:span text:style-name="Strong_20_Emphasis"><text:span text:style-name="T1">What do the Automatic Response components contain?</text:span></text:span></text:p>
        <text:p text:style-name="P4"><text:span text:style-name="Strong_20_Emphasis"><text:span text:style-name="T1"/></text:span></text:p>
        <text:list xml:id="list3777830228167792609" text:style-name="L3">
          <text:list-item>
            <text:p text:style-name="P7">Agents that monitor and collect data of everything that happens on the endpoint</text:p>
          </text:list-item>
          <text:list-item>
            <text:p text:style-name="P7">Pre-configured rules responsible for identifying malicious activity and triggering an automatic response<text:tab/><text:tab/><text:tab/><text:tab/><text:tab/><text:tab/><text:span text:style-name="T2">rigth</text:span></text:p>
            <text:p text:style-name="P14">Comments: EDR contains pre-configured rules responsible for identifying when received data is identified as malicious activity and triggering an automatic response based on what is defined in the rule.</text:p>
          </text:list-item>
          <text:list-item>
            <text:p text:style-name="P7">Analyzing the events and determining whether it's a threat or not</text:p>
          </text:list-item>
        </text:list>
        <text:p text:style-name="P11">Score: 0.30</text:p>
      </text:section>
      <text:section text:style-name="Sect1" text:name="3914">
        <text:p text:style-name="P3">4)</text:p>
        <text:p text:style-name="P4"><text:span text:style-name="Strong_20_Emphasis"><text:span text:style-name="T1">What are the EDR phases of processing endpoint data?</text:span></text:span></text:p>
        <text:p text:style-name="P4"><text:span text:style-name="Strong_20_Emphasis"><text:span text:style-name="T1"/></text:span></text:p>
        <text:list xml:id="list5702848406211899923" text:style-name="L4">
          <text:list-item>
            <text:p text:style-name="P8">Detection, Triage, Analysis, Documentation</text:p>
          </text:list-item>
          <text:list-item>
            <text:p text:style-name="P8">Detection, Triage, Investigation, Remediation<text:tab/><text:tab/><text:tab/><text:tab/><text:span text:style-name="T2">rigth</text:span></text:p>
            <text:p text:style-name="P15">Comments: EDR consists of four phases of processing endpoint information and recognizing it as a cyberattack or regular activity. The phases are: Detection, Triage, Investigation, and Remediation</text:p>
          </text:list-item>
          <text:list-item>
            <text:p text:style-name="P8">Detection, Examination, Recovery, Documentation</text:p>
          </text:list-item>
          <text:list-item>
            <text:p text:style-name="P8">Detection, Investigation, Recovery, Remediation</text:p>
          </text:list-item>
        </text:list>
        <text:p text:style-name="P11">Score: 0.30</text:p>
      </text:section>
      <text:section text:style-name="Sect1" text:name="3915">
        <text:p text:style-name="P3"><text:soft-page-break/>5)</text:p>
        <text:p text:style-name="P4"><text:span text:style-name="T1">Suppose you want to employ a solution to centralize all the data in the network and alert the cybersecurity analysts without taking any further action.</text:span><text:span text:style-name="Strong_20_Emphasis"><text:span text:style-name="T1"> Which tool would you use?</text:span></text:span></text:p>
        <text:p text:style-name="P4"><text:span text:style-name="Strong_20_Emphasis"><text:span text:style-name="T1"/></text:span></text:p>
        <text:list xml:id="list4058271217600946791" text:style-name="L5">
          <text:list-item>
            <text:p text:style-name="P9">SIEM<text:tab/><text:tab/><text:tab/><text:tab/><text:tab/>rigth</text:p>
            <text:p text:style-name="P16">Comments: SIEM collects logs from many sources and network devices such as firewalls, antiviruses, and servers and generates alerts. Unlike SIEM, EDR can take action and detect risks and threats based on behavior.</text:p>
          </text:list-item>
          <text:list-item>
            <text:p text:style-name="P9">Firewall</text:p>
          </text:list-item>
          <text:list-item>
            <text:p text:style-name="P9">IPS</text:p>
          </text:list-item>
          <text:list-item>
            <text:p text:style-name="P9">EDR</text:p>
          </text:list-item>
        </text:list>
        <text:p text:style-name="P11">Score: 0.30</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91cm" fo:margin-bottom="1.997cm" fo:margin-left="1.13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S</meta:editing-duration>
    <meta:editing-cycles>3</meta:editing-cycles>
    <meta:generator>OpenOffice/4.1.14$Win32 OpenOffice.org_project/4114m1$Build-9811</meta:generator>
    <dc:date>2023-12-01T11:55:16.52</dc:date>
    <dc:creator>kaos sevdalisi</dc:creator>
    <meta:document-statistic meta:table-count="0" meta:image-count="0" meta:object-count="0" meta:page-count="2" meta:paragraph-count="36" meta:word-count="315" meta:character-count="2051"/>
    <meta:user-defined meta:name="Info 1"/>
    <meta:user-defined meta:name="Info 2"/>
    <meta:user-defined meta:name="Info 3"/>
    <meta:user-defined meta:name="Info 4"/>
  </office:meta>
</office:document-meta>
</file>